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CDD994C7152F9285BD.png" manifest:media-type="image/pn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othic720 Lt BT" svg:font-family="'Gothic720 Lt BT'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othic720 Lt BT1" svg:font-family="'Gothic720 Lt BT', 'Times New Roman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MS Gothic'" style:font-family-generic="system" style:font-pitch="variable"/>
    <style:font-face style:name="Mangal1" svg:font-family="Mangal" style:font-family-generic="system" style:font-pitch="variable"/>
    <style:font-face style:name="Mangal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weight="bold" style:font-size-asian="13.5pt" style:font-weight-asian="bold" style:font-name-complex="Verdana1" style:font-size-complex="13.5pt"/>
    </style:style>
    <style:style style:name="P2" style:family="paragraph" style:parent-style-name="Título3">
      <style:paragraph-properties fo:text-align="start" style:justify-single-word="false"/>
    </style:style>
    <style:style style:name="P3" style:family="paragraph" style:parent-style-name="Heading_20_1" style:list-style-name="WWNum2"/>
    <style:style style:name="P4" style:family="paragraph" style:parent-style-name="Normal_20__28_Web_29_">
      <style:paragraph-properties fo:margin-top="0in" fo:margin-bottom="0in" loext:contextual-spacing="false"/>
    </style:style>
    <style:style style:name="P5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6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7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P8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9" style:family="paragraph" style:parent-style-name="Normal_20__28_Web_29_" style:list-style-name="">
      <style:paragraph-properties fo:margin-left="0.5in" fo:margin-right="0in" fo:margin-top="0in" fo:margin-bottom="0in" loext:contextual-spacing="false" fo:text-align="center" style:justify-single-word="false" fo:text-indent="0in" style:auto-text-indent="false"/>
    </style:style>
    <style:style style:name="P10" style:family="paragraph" style:parent-style-name="Normal_20__28_Web_29_">
      <style:paragraph-properties fo:margin-top="0.0835in" fo:margin-bottom="0in" loext:contextual-spacing="false"/>
    </style:style>
    <style:style style:name="P11" style:family="paragraph" style:parent-style-name="Normal_20__28_Web_29_">
      <style:paragraph-properties fo:margin-top="0.0835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2" style:family="paragraph" style:parent-style-name="Normal_20__28_Web_29_">
      <style:paragraph-properties fo:margin-top="0.0835in" fo:margin-bottom="0in" loext:contextual-spacing="false"/>
      <style:text-properties fo:color="#000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13" style:family="paragraph" style:parent-style-name="Normal_20__28_Web_29_">
      <style:paragraph-properties fo:margin-top="0in" fo:margin-bottom="0.1665in" loext:contextual-spacing="false"/>
    </style:style>
    <style:style style:name="P14" style:family="paragraph" style:parent-style-name="Normal_20__28_Web_29_">
      <style:paragraph-properties fo:margin-top="0.1665in" fo:margin-bottom="0.1665in" loext:contextual-spacing="false"/>
    </style:style>
    <style:style style:name="P15" style:family="paragraph" style:parent-style-name="Normal_20__28_Web_29_">
      <style:paragraph-properties fo:margin-top="0.1665in" fo:margin-bottom="0.1665in" loext:contextual-spacing="false" fo:text-align="center" style:justify-single-word="false"/>
    </style:style>
    <style:style style:name="P16" style:family="paragraph" style:parent-style-name="Normal_20__28_Web_29_">
      <style:paragraph-properties fo:margin-top="0.1665in" fo:margin-bottom="0.1665in" loext:contextual-spacing="false"/>
      <style:text-properties fo:color="#000000" style:font-name="Verdana" fo:font-size="10pt" style:font-size-asian="10pt" style:font-name-complex="Verdana1" style:font-size-complex="10pt"/>
    </style:style>
    <style:style style:name="P17" style:family="paragraph" style:parent-style-name="Normal_20__28_Web_29_">
      <style:paragraph-properties fo:margin-left="0.3937in" fo:margin-right="0in" fo:margin-top="0.1665in" fo:margin-bottom="0.1665in" loext:contextual-spacing="false" fo:text-indent="0in" style:auto-text-indent="false"/>
    </style:style>
    <style:style style:name="P18" style:family="paragraph" style:parent-style-name="Footer">
      <style:paragraph-properties fo:margin-left="0in" fo:margin-right="0.25in" fo:text-indent="0in" style:auto-text-indent="false"/>
    </style:style>
    <style:style style:name="P19" style:family="paragraph" style:parent-style-name="Footer">
      <style:paragraph-properties fo:margin-left="0in" fo:margin-right="0.25in" fo:text-indent="0in" style:auto-text-indent="false"/>
      <style:text-properties fo:language="en" fo:country="US"/>
    </style:style>
    <style:style style:name="P2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13.5pt" fo:font-weight="bold" style:font-name-asian="Verdana1" style:font-size-asian="13.5pt" style:font-weight-asian="bold" style:font-name-complex="Verdana1" style:font-size-complex="13.5pt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5" style:family="text">
      <style:text-properties fo:color="#000000" style:font-name="Verdana" fo:font-size="10pt" fo:font-style="italic" style:font-size-asian="10pt" style:font-style-asian="italic" style:font-name-complex="Verdana1" style:font-size-complex="10pt" style:font-style-complex="italic"/>
    </style:style>
    <style:style style:name="T6" style:family="text">
      <style:text-properties fo:color="#000000" style:font-name="Verdana" fo:font-size="10pt" style:font-name-asian="Verdana1" style:font-size-asian="10pt" style:font-name-complex="Verdana1" style:font-size-complex="10pt"/>
    </style:style>
    <style:style style:name="T7" style:family="text">
      <style:text-properties fo:color="#000000" style:font-name="Verdana" fo:font-size="10pt" style:font-size-asian="10pt" style:font-name-complex="Verdana1" style:font-size-complex="10pt"/>
    </style:style>
    <style:style style:name="T8" style:family="text">
      <style:text-properties fo:color="#000000" style:font-name="Verdana" fo:font-size="10pt" style:font-size-asian="10pt" style:font-name-complex="Verdana1" style:font-size-complex="10pt" style:font-weight-complex="bold"/>
    </style:style>
    <style:style style:name="T9" style:family="text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1" style:family="text">
      <style:text-properties fo:color="#000000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2" style:family="text">
      <style:text-properties fo:color="#000000" style:font-name="Verdana" fo:font-size="10pt" fo:font-weight="normal" style:font-size-asian="10pt" style:font-weight-asian="normal" style:font-name-complex="Verdana1" style:font-size-complex="10pt" style:font-weight-complex="normal"/>
    </style:style>
    <style:style style:name="T13" style:family="text">
      <style:text-properties fo:color="#000000" style:font-name="Verdana" fo:font-weight="bold" style:font-name-asian="Verdana1" style:font-weight-asian="bold" style:font-name-complex="Verdana1" style:font-weight-complex="bold"/>
    </style:style>
    <style:style style:name="T14" style:family="text">
      <style:text-properties fo:color="#000000" style:font-name="Verdana" fo:font-weight="bold" style:font-weight-asian="bold" style:font-name-complex="Verdana1" style:font-weight-complex="bold"/>
    </style:style>
    <style:style style:name="T15" style:family="text">
      <style:text-properties fo:color="#000000" style:font-name="Verdana" fo:font-weight="bold" style:font-weight-asian="bold" style:font-name-complex="Verdana1"/>
    </style:style>
    <style:style style:name="T16" style:family="text">
      <style:text-properties fo:color="#000000" style:font-name="Verdana" style:font-name-complex="Verdana1"/>
    </style:style>
    <style:style style:name="T17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8" style:family="text">
      <style:text-properties fo:font-size="20pt" fo:font-style="italic" fo:font-weight="bold" style:font-size-asian="20pt" style:font-style-asian="italic" style:font-weight-asian="bold" style:font-size-complex="20pt" style:font-style-complex="italic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T21" style:family="text">
      <style:text-properties fo:color="#008000" style:font-name="Verdana" fo:font-size="10pt" style:font-size-asian="10pt" style:font-name-complex="Verdana1" style:font-size-complex="10pt"/>
    </style:style>
    <style:style style:name="T22" style:family="text">
      <style:text-properties style:font-name="Verdana" fo:font-size="10pt" style:font-size-asian="10pt" style:font-name-complex="Verdana1" style:font-size-complex="10pt"/>
    </style:style>
    <style:style style:name="T23" style:family="text">
      <style:text-properties style:font-name="Verdana" fo:font-size="10pt" fo:font-weight="bold" style:font-size-asian="10pt" style:font-weight-asian="bold" style:font-name-complex="Verdana1" style:font-size-complex="10pt"/>
    </style:style>
    <style:style style:name="T24" style:family="text">
      <style:text-properties style:font-name="Verdana" fo:font-size="6pt" fo:language="en" fo:country="US" style:font-size-asian="6pt" style:font-name-complex="Verdana1" style:font-size-complex="6pt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909in" fo:min-width="0.1665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ext:p text:style-name="Título3"/>
      <text:p text:style-name="P2">COTIZACIÓN DE SERVICIOS</text:p>
      <text:p text:style-name="P1"/>
      <text:p text:style-name="Standard"><text:span text:style-name="T2"><text:s/></text:span><text:span text:style-name="notranslate"><text:span text:style-name="T18">NUMERO: 1</text:span></text:span></text:p>
      <text:p text:style-name="Standard"/>
      <text:p text:style-name="Standard"/>
      <text:p text:style-name="Standard"/>
      <text:p text:style-name="Standard"><text:span text:style-name="notranslate"><text:span text:style-name="T18">CLIENTE: Apolo Pharmaceutics</text:span></text:span></text:p>
      <text:list xml:id="list1387291078" text:style-name="WWNum2">
        <text:list-item>
          <text:h text:style-name="P3" text:outline-level="1"><text:span text:style-name="notranslate"><text:span text:style-name="T19">PROYECTO: </text:span></text:span></text:h>
        </text:list-item>
      </text:list>
      <text:p text:style-name="P5"/>
      <text:p text:style-name="P4"><text:span text:style-name="notranslate"><text:span text:style-name="T3">Fecha:</text:span></text:span></text:p>
      <text:p text:style-name="P4"><text:span text:style-name="notranslate"><text:span text:style-name="T4"><text:line-break/>Autor: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0"><text:span text:style-name="notranslate"><text:span text:style-name="T13"><text:s/></text:span></text:span><text:span text:style-name="notranslate"><text:span text:style-name="T14">Versión Control Chart: </text:span></text:span></text:p>
      <text:p text:style-name="P12"><text:span text:style-name="notranslate"/></text:p>
      <text:p text:style-name="P13"><text:span text:style-name="notranslate"><text:span text:style-name="T6">aaaaa</text:span></text:span></text:p>
      <text:p text:style-name="P13"><text:span text:style-name="notranslate"><text:span text:style-name="T6"><text:line-break/>En base a lo conversado oportunamente </text:span></text:span><text:span text:style-name="notranslate"><text:span text:style-name="T7">entre</text:span></text:span><text:span text:style-name="T7"> con domicilio legal en</text:span><text:span text:style-name="apple-converted-space"><text:span text:style-name="T20"> </text:span></text:span><text:span text:style-name="notranslate"><text:span text:style-name="T7">(de aquí en adelante "Consultora") y <text:s/></text:span></text:span><text:span text:style-name="apple-converted-space"><text:span text:style-name="T7">con domicilio legal en <text:s/></text:span></text:span><text:span text:style-name="notranslate"><text:span text:style-name="T7">( de aquí en adelante "Compañía"),</text:span></text:span><text:span text:style-name="notranslate"><text:span text:style-name="T21"> e</text:span></text:span><text:span text:style-name="notranslate"><text:span text:style-name="T7">n [LUGAR] a los [NUMERO DE DÍAS] de mes de [MES] de [AÑO], presentamos la siguiente propuesta técnica y comercial:</text:span></text:span></text:p>
      <text:p text:style-name="P13"/>
      <text:p text:style-name="P13"><text:span text:style-name="notranslate"><text:span text:style-name="T14">I- Descripción y Validez de esta Oferta</text:span></text:span></text:p>
      <text:p text:style-name="P14"><text:span text:style-name="notranslate"><text:span text:style-name="T7">Consultora</text:span></text:span><text:span text:style-name="notranslate"><text:span text:style-name="T22"> </text:span></text:span><text:span text:style-name="notranslate"><text:span text:style-name="T7">se complace en ofrecer a Compañía la realización de los Servicios según los supuestos y condiciones que se definen en el</text:span></text:span><text:span text:style-name="apple-converted-space"><text:span text:style-name="T7"> Anexo </text:span></text:span><text:span text:style-name="notranslate"><text:span text:style-name="T7">A de esta propuesta y con el equipo y cronograma de trabajo especificado en el mismo. Como la única consideración debida a la Consultora con respecto al tema de este contrato, Compañía pagará a la Consultora por sus servicios de consultoría según se detalla en el Anexo</text:span></text:span><text:span text:style-name="apple-converted-space"><text:span text:style-name="T7"> B</text:span></text:span><text:span text:style-name="notranslate"><text:span text:style-name="T7">.<text:line-break/><text:line-break/>Esta oferta tendrá una validez de <text:s/>desde el: <text:s/>hasta <text:s/>inclusive.-<text:line-break/></text:span></text:span></text:p>
      <text:p text:style-name="P14"><text:span text:style-name="notranslate"><text:span text:style-name="T15">II- Tipos de Servicios y Descripción de los Roles</text:span></text:span></text:p>
      <text:p text:style-name="P14"><text:span text:style-name="notranslate"><text:span text:style-name="T7">Para esta propuesta se tendrán en cuenta la asignación de los siguientes Roles:<text:line-break/></text:span></text:span></text:p>
      <text:p text:style-name="P14">Ingrese los roles y el detalle de actividades de los mismos:</text:p>
      <text:p text:style-name="P14">aaaaa</text:p>
      <text:p text:style-name="P14"><text:soft-page-break/><text:span text:style-name="notranslate"><text:span text:style-name="T15">III- Condiciones Comerciales</text:span></text:span></text:p>
      <text:p text:style-name="P14"><text:span text:style-name="notranslate"><text:span text:style-name="T7">Se ofrece esta propuesta con los valores hora y condiciones de pagos definidos en el </text:span></text:span><text:span text:style-name="notranslate"><text:span text:style-name="T9">Anexo B</text:span></text:span><text:span text:style-name="notranslate"><text:span text:style-name="T7"> de la misma.</text:span></text:span></text:p>
      <text:p text:style-name="P14"/>
      <text:p text:style-name="P14"><text:span text:style-name="notranslate"><text:span text:style-name="T15">IV- Confidencialidad, </text:span></text:span><text:span text:style-name="notranslate"><text:span text:style-name="T14">Propiedad Intelectual, Derechos, <text:s text:c="2"/><text:line-break/> <text:s text:c="5"/>Información del Propietario; Publicidad.</text:span></text:span></text:p>
      <text:p text:style-name="P14"><text:span text:style-name="notranslate"><text:span text:style-name="T11"><text:s text:c="8"/></text:span></text:span><text:span text:style-name="notranslate"><text:span text:style-name="T9">a-</text:span></text:span><text:span text:style-name="apple-converted-space"><text:span text:style-name="T7"> </text:span></text:span><text:span text:style-name="apple-converted-space"><text:span text:style-name="T22">Compañia</text:span></text:span><text:span text:style-name="notranslate"><text:span text:style-name="T7"> será propietaria de todos los derechos, títulos e intereses (incluyendo los derechos de patentes, derechos de autor, derechos de secretos comerciales, <text:s/>los derechos de marca,</text:span></text:span><text:span text:style-name="apple-converted-space"><text:span text:style-name="T7"> los derechos del “Know-How”, </text:span></text:span><text:span text:style-name="notranslate"><text:span text:style-name="T7">derechos de bases de datos</text:span></text:span><text:span text:style-name="apple-converted-space"><text:span text:style-name="T7"> </text:span></text:span><text:span text:style-name="notranslate"><text:span text:style-name="T5">sui generis</text:span></text:span><text:span text:style-name="apple-converted-space"><text:span text:style-name="T7"> </text:span></text:span><text:span text:style-name="notranslate"><text:span text:style-name="T7">y todos los demás derechos que correspondan en todo el mundo) en relación con cualquiera y todas las invenciones (ya sea Obras de autoría, designaciones, diseños, conocimientos técnicos, ideas e informaciones realizadas o concebidas o reducidas a la práctica, total o parcial, patentables o no) por la Consultora en relación con los Servicios o cualquier Información Propietaria (según se define Abajo) (colectivamente, "Invenciones") y la Consultora inmediatamente revelará y proporcionará todas las Invenciones a Compañía.</text:span></text:span><text:span text:style-name="apple-converted-space"><text:span text:style-name="T7"> </text:span></text:span><text:span text:style-name="notranslate"><text:span text:style-name="T7">Todas las invenciones se consideran “trabajos por encargo” hechas <text:s/>por el contrato en la medida permitida por la ley.</text:span></text:span><text:span text:style-name="apple-converted-space"><text:span text:style-name="T7"> </text:span></text:span><text:span text:style-name="notranslate"><text:span text:style-name="T7">Además, si alguna Invención no califica como un “trabajo por encargo” por el contrato, la Consultora por este medio hará todas las asignaciones necesarias para lograr que Compañía adquiera la propiedad correspondiente.</text:span></text:span><text:span text:style-name="apple-converted-space"><text:span text:style-name="T7"> </text:span></text:span><text:span text:style-name="notranslate"><text:span text:style-name="T7">La Consultora deberá asistir a Compañía, a expensas de Compañía, para evidenciar, registrar y perfeccionar dichas asignaciones, y para perfeccionar, obtener, mantener, hacer cumplir y defender los derechos asignados.</text:span></text:span><text:span text:style-name="apple-converted-space"><text:span text:style-name="T7"> </text:span></text:span><text:span text:style-name="notranslate"><text:span text:style-name="T7">Por este medio, la Consultora designa irrevocablemente a Compañía y a sus agentes como abogados de hecho para actuar en nombre de <text:s/>Consultora para ejecutar y archivar cualquier documento y hacer todos los demás actos legalmente permitidos para promover lo anterior con la misma fuerza legal y efecto como si fuese ejecutado por la Consultora.</text:span></text:span></text:p>
      <text:p text:style-name="P14"><text:span text:style-name="notranslate"><text:span text:style-name="T11"><text:s text:c="8"/></text:span></text:span><text:span text:style-name="notranslate"><text:span text:style-name="T9">b-</text:span></text:span><text:span text:style-name="apple-converted-space"><text:span text:style-name="T7"> </text:span></text:span><text:span text:style-name="notranslate"><text:span text:style-name="T7">Consultora acepta que todas las Invenciones y toda otra información comercial, técnica y financiera (incluyendo, sin limitación, la identidad e información relacionada con los clientes o empleados) que desarrolle, aprenda u obtenga en relación con los Servicios o que son recibidos por o para Compañía en confidencialidad, constituyen "Información Propietaria". Consultora mantendrá confidencialidad y no divulgará (excepto en la ejecución necesaria de los Servicios), cualquier Información Privilegiada.</text:span></text:span><text:span text:style-name="apple-converted-space"><text:span text:style-name="T7"> </text:span></text:span><text:span text:style-name="notranslate"><text:span text:style-name="T7">Sin embargo, <text:s/>Consultora no tendrá obligaciones bajo este párrafo con respecto a la información que Consultora pueda documentar, sea o se transforme en publica sin falta o intención de <text:s/>Consultora.</text:span></text:span><text:span text:style-name="apple-converted-space"><text:span text:style-name="T7"> </text:span></text:span><text:span text:style-name="notranslate"><text:span text:style-name="T7">En el momento de la rescisión del contrato y según lo solicitado por Compañía, <text:s/>Consultora regresará sin demora a Compañía, todos los artículos y copias que contengan o puedan contener información de propiedad, excepto que Consultora puede mantener sus copias personales de sus registros de compensación y este Contrato.</text:span></text:span><text:span text:style-name="apple-converted-space"><text:span text:style-name="T7"> </text:span></text:span><text:span text:style-name="notranslate"><text:span text:style-name="T7">Consultora también reconoce y acepta que no tiene ninguna expectativa de privacidad con respecto a los sistemas de telecomunicaciones, redes o procesamiento de información de Compañía(incluyendo, pero sin limitación, a archivos informáticos almacenados, mensajes de correo electrónico y mensajes de voz), o utilizando cualquiera de esos sistemas puede ser monitoreados en cualquier momento sin previo aviso. Consultora además acepta que cualquier propiedad ubicada en las instalaciones de Compañiay/o propiedad arrendada o de cualquier otra forma poseída por Compañía, incluyendo computadoras, Soportes de almacenamiento, archivadores u otras áreas de trabajo, está sujeto a inspección por parte del personal de Compañiaen cualquier momento, con o sin previo aviso.</text:span></text:span></text:p>
      <text:p text:style-name="P14"><text:span text:style-name="notranslate"><text:span text:style-name="T11"><text:s text:c="5"/></text:span></text:span><text:span text:style-name="notranslate"><text:span text:style-name="T9">c-</text:span></text:span><text:span text:style-name="apple-converted-space"><text:span text:style-name="T7"> </text:span></text:span><text:span text:style-name="notranslate"><text:span text:style-name="T7">Como protección adicional para la Información Propietaria, <text:s/>durante el periodo durante el cual Consultora está (o se supone que esta) proporcionando los Servicios </text:span></text:span></text:p>
      <text:p text:style-name="P17"><text:span text:style-name="notranslate"><text:span text:style-name="T7">(1)</text:span></text:span><text:span text:style-name="apple-converted-space"><text:span text:style-name="T7"> y</text:span></text:span><text:span text:style-name="notranslate"><text:span text:style-name="T7"> durante un año a partir de entonces, <text:s/>Consultora no alentará ni solicitará a ningún empleado o consultor de Compañía que abandone Compañía por ninguna razón, y </text:span></text:span></text:p>
      <text:p text:style-name="P17"><text:span text:style-name="notranslate"><text:span text:style-name="T7">(2)</text:span></text:span><text:span text:style-name="apple-converted-space"><text:span text:style-name="T7"> </text:span></text:span><text:span text:style-name="notranslate"><text:span text:style-name="T7">Consultora no participará en ninguna actividad que sea de ninguna manera competitiva con el negocio o negocio demostrablemente anticipado de Compañía, y el Asesor no ayudará a ninguna otra persona u organización a competir o prepararse para competir con cualquier negocio actual o negocio potencial de Compañía.</text:span></text:span></text:p>
      <text:p text:style-name="P14"><text:span text:style-name="notranslate"><text:span text:style-name="T11"><text:s text:c="5"/></text:span></text:span><text:span text:style-name="notranslate"><text:span text:style-name="T9">d-</text:span></text:span><text:span text:style-name="notranslate"><text:span text:style-name="T7"> En la medida permitida por la ley, Sección</text:span></text:span><text:span text:style-name="apple-converted-space"><text:span text:style-name="T7"> IV.a</text:span></text:span><text:span text:style-name="notranslate"><text:span text:style-name="T7"> y cualquier licencia a Compañía en este documento incluye todos los derechos de paternidad, integridad, revelación y retiro y cualquier otro derecho que se conozca como "derechos morales", "derechos de artista" <text:s/>o similares. Además, la Consultora está de contrato en que, sin perjuicio de los derechos de publicidad, privacidad o cualquier otra cosa (ya sea estatutaria o no) en cualquier parte del mundo y sin ninguna compensación adicional, Desacompañare y está por la presente autorizada a usar el nombre de <text:s/>Consultora en relación con la promoción de su negocio, servicios y para permitir que otros lo</text:span></text:span><text:span text:style-name="apple-converted-space"><text:span text:style-name="T7"> </text:span></text:span><text:span text:style-name="notranslate"><text:span text:style-name="T8">hagan</text:span></text:span><text:span text:style-name="notranslate"><text:span text:style-name="T10">.</text:span></text:span><text:span text:style-name="apple-converted-space"><text:span text:style-name="T7"> </text:span></text:span><text:span text:style-name="notranslate"><text:span text:style-name="T7">En la medida en que cualquiera de los anteriores no sea efectivo bajo la ley aplicable, <text:s/>Consultora por la presente provee todas y cada una de las ratificaciones y consentimientos necesarios para lograr los propósitos de lo anterior en la medida de lo posible.</text:span></text:span><text:span text:style-name="apple-converted-space"><text:span text:style-name="T7"> </text:span></text:span><text:span text:style-name="notranslate"><text:span text:style-name="T7">Consultora confirmará dichas ratificaciones y consentimientos de vez en cuando según sea solicitado por Compañía.</text:span></text:span></text:p>
      <text:p text:style-name="P14"><text:span text:style-name="notranslate"><text:span text:style-name="T11"><text:s text:c="5"/></text:span></text:span><text:span text:style-name="notranslate"><text:span text:style-name="T9">e-</text:span></text:span><text:span text:style-name="apple-converted-space"><text:span text:style-name="T7"> </text:span></text:span><text:span text:style-name="notranslate"><text:span text:style-name="T7">Si cualquier parte de los Servicios o Invenciones se basa en, incorpora, o es una mejora o derivado de, o no puede ser razonablemente y completamente hecho, utilizado, reproducido, distribuido o de otra manera explotado sin utilizar o violar la tecnología o derechos de propiedad intelectual de propiedad o licenciado por Consultora y no asignado en virtud del presente contrato, Consultora otorga a Compañia y a sus sucesores un derecho perpetuo, irrevocable, mundial, libre de regalías, no exclusivo, sublicenciable y la licencia para explotar y ejercer completamente dicha tecnología y derechos de propiedad intelectual en apoyo del ejercicio de Compañía, o explotación de sus Servicios, Invenciones, otros trabajos realizados en el presente o cualquier otro derecho asignado (incluidas las modificaciones, mejoras y derivados de cualquiera de ellos).</text:span></text:span></text:p>
      <text:p text:style-name="P14"/>
      <text:p text:style-name="P14"><text:span text:style-name="notranslate"><text:span text:style-name="T15">V- Forma de Pago</text:span></text:span></text:p>
      <text:p text:style-name="P14"><text:span text:style-name="notranslate"><text:span text:style-name="T22">La forma de pago queda acordada según los detalles descriptos en el </text:span></text:span><text:span text:style-name="notranslate"><text:span text:style-name="T23">Anexo A </text:span></text:span><text:span text:style-name="notranslate"><text:span text:style-name="T22">de esta propuesta. En caso en que Compañía no pudiese abonar los servicios de la forma detallada, entonces Consultora podrá suspender los mismos sin culpa o responsabilidad o cobrar al cliente por los gastos mas intereses incurridos por los servicios prestados hasta tanto no se regularice el pago de los mismos. </text:span></text:span></text:p>
      <text:p text:style-name="P14"/>
      <text:p text:style-name="P14"><text:span text:style-name="notranslate"><text:span text:style-name="T15">VI-</text:span></text:span><text:span text:style-name="apple-converted-space"><text:span text:style-name="T15"> </text:span></text:span><text:span text:style-name="notranslate"><text:span text:style-name="T14">Garantía</text:span></text:span><text:span text:style-name="apple-converted-space"><text:span text:style-name="T15"> </text:span></text:span></text:p>
      <text:p text:style-name="P14"><text:span text:style-name="notranslate"><text:span text:style-name="T7">Consultora garantiza que: </text:span></text:span></text:p>
      <text:p text:style-name="P14"><text:span text:style-name="notranslate"><text:span text:style-name="T7">(1)</text:span></text:span><text:span text:style-name="apple-converted-space"><text:span text:style-name="T7"> </text:span></text:span><text:span text:style-name="notranslate"><text:span text:style-name="T7">Los Servicios se realizarán de manera profesional y que ninguno de dichos Servicios o parte de este Contrato es o será incompatible con cualquier obligación que <text:s/>Consultora pueda tener con otros;</text:span></text:span><text:span text:style-name="apple-converted-space"><text:span text:style-name="T7"> </text:span></text:span></text:p>
      <text:p text:style-name="P14"><text:span text:style-name="notranslate"><text:span text:style-name="T7">(2)</text:span></text:span><text:span text:style-name="apple-converted-space"><text:span text:style-name="T7">  </text:span></text:span><text:span text:style-name="notranslate"><text:span text:style-name="T7">Todo trabajo bajo este Contrato será trabajo original de Consultora y ninguno de los Servicios o Invenciones o cualquier desarrollo, uso, producción, distribución o explotación del mismo infringirá, se apropiará indebidamente o violará cualquier propiedad intelectual u otro derecho de cualquier persona o entidad (incluyendo, sin limitación al Consultor);</text:span></text:span><text:span text:style-name="apple-converted-space"><text:span text:style-name="T7"> </text:span></text:span></text:p>
      <text:p text:style-name="P14"><text:span text:style-name="notranslate"><text:span text:style-name="T7">(3)</text:span></text:span><text:span text:style-name="apple-converted-space"><text:span text:style-name="T7"> </text:span></text:span><text:span text:style-name="T7"> </text:span><text:span text:style-name="notranslate"><text:span text:style-name="T7">Consultora tiene el pleno derecho de proveer a Compañía de las asignaciones y derechos previstos en este documento;</text:span></text:span><text:span text:style-name="apple-converted-space"><text:span text:style-name="T7"> </text:span></text:span></text:p>
      <text:p text:style-name="P14"><text:span text:style-name="notranslate"><text:span text:style-name="T7">(4)</text:span></text:span><text:span text:style-name="apple-converted-space"><text:span text:style-name="T7"> </text:span></text:span><text:span text:style-name="T7"> </text:span><text:span text:style-name="notranslate"><text:span text:style-name="T7">Consultora deberá cumplir con todas las leyes aplicables y las reglas de seguridad de Compañiaen el curso de la ejecución de los Servicios y </text:span></text:span></text:p>
      <text:p text:style-name="P14"><text:soft-page-break/><text:span text:style-name="notranslate"><text:span text:style-name="T7">(5)</text:span></text:span><text:span text:style-name="apple-converted-space"><text:span text:style-name="T7"> </text:span></text:span><text:span text:style-name="T7"> </text:span><text:span text:style-name="apple-converted-space"><text:span text:style-name="T7"> </text:span></text:span><text:span text:style-name="notranslate"><text:span text:style-name="T7">Si el trabajo de Consultora requiere una licencia, Consultora ha obtenido esa licencia y la licencia está en pleno vigor y efecto.</text:span></text:span></text:p>
      <text:p text:style-name="P14"><text:span text:style-name="notranslate"><text:span text:style-name="T9"><text:line-break/></text:span></text:span><text:span text:style-name="notranslate"><text:span text:style-name="T15">VII.</text:span></text:span><text:span text:style-name="apple-converted-space"><text:span text:style-name="T15"> </text:span></text:span><text:span text:style-name="notranslate"><text:span text:style-name="T14">Terminación</text:span></text:span></text:p>
      <text:p text:style-name="P14"><text:span text:style-name="notranslate"><text:span text:style-name="T7">Si cualquiera de las partes viola una disposición material de este contrato, la otra parte puede rescindir el mismo con un aviso por escrito de ([DÍAS_TERMINACIÓN]) días a menos que el incumplimiento se resuelva dentro del período de notificación.</text:span></text:span><text:span text:style-name="apple-converted-space"><text:span text:style-name="T7"> </text:span></text:span><text:span text:style-name="notranslate"><text:span text:style-name="T7">Compañía también puede rescindir este contrato en cualquier momento, con o sin causa, con un aviso de diez (10) días, pero si (y sólo si) fuera sin causa, Compañía deberá pagar a <text:s/>Consultora todas las cantidades no pagadas por servicios completados antes de la notificación de la terminación del contrato.</text:span></text:span><text:span text:style-name="apple-converted-space"><text:span text:style-name="T7"> </text:span></text:span><text:span text:style-name="notranslate"><text:span text:style-name="T7">Secciones</text:span></text:span><text:span text:style-name="apple-converted-space"><text:span text:style-name="T7"> IV </text:span></text:span><text:span text:style-name="notranslate"><text:span text:style-name="T7">(sujeto a las limitaciones de la Sección</text:span></text:span><text:span text:style-name="apple-converted-space"><text:span text:style-name="T7"> IV.c </text:span></text:span><text:span text:style-name="notranslate"><text:span text:style-name="T7">establecidos en el mismo) a través de este contrato y cualquier recurso por incumplimiento de este contrato sobrevivirá a cualquier terminación o vencimiento.</text:span></text:span><text:span text:style-name="apple-converted-space"><text:span text:style-name="T7"> Compañía</text:span></text:span><text:span text:style-name="notranslate"><text:span text:style-name="T7"> puede comunicar dichas obligaciones a cualquier otro (o potencial) cliente o empleador de Consultora.<text:line-break/><text:line-break/></text:span></text:span></text:p>
      <text:p text:style-name="P14"><text:span text:style-name="notranslate"><text:span text:style-name="T15">VIII.</text:span></text:span><text:span text:style-name="apple-converted-space"><text:span text:style-name="T15"> </text:span></text:span><text:span text:style-name="notranslate"><text:span text:style-name="T14">Relación de las partes</text:span></text:span></text:p>
      <text:p text:style-name="P14"><text:span text:style-name="notranslate"><text:span text:style-name="T7">Sin perjuicio de cualquier disposición del presente, a todos los efectos del presente contrato cada parte será y actuará como contratista independiente y no como socio, coadyuvante o agente de la otra y no obligará ni intentará vincular a la otra a ningún contrato.</text:span></text:span><text:span text:style-name="apple-converted-space"><text:span text:style-name="T7"> Consultora</text:span></text:span><text:span text:style-name="notranslate"><text:span text:style-name="T7"> es un/a contratista independiente y es el/la única/o responsable de todos los impuestos, retenciones y otras obligaciones legales o contractuales de cualquier tipo, incluyendo, pero no limitado a, seguro de compensación de trabajadores.</text:span></text:span><text:span text:style-name="apple-converted-space"><text:span text:style-name="T7"> </text:span></text:span><text:span text:style-name="notranslate"><text:span text:style-name="T7">La Consultora se compromete a indemnizar, defender y salvar a la Compadece cualquier reclamo o amenaza de reclamo por cualquier tercero, incluyendo empleados de cualquiera de las partes, que surja de, bajo o en relación con:</text:span></text:span></text:p>
      <text:p text:style-name="P14"><text:span text:style-name="notranslate"><text:span text:style-name="T9">a-</text:span></text:span><text:span text:style-name="notranslate"><text:span text:style-name="T7"> </text:span></text:span><text:span text:style-name="apple-converted-space"><text:span text:style-name="T7"> </text:span></text:span><text:span text:style-name="notranslate"><text:span text:style-name="T7">La muerte o lesiones corporales de cualquier tercero, incluyendo cualquier agente, empleado, cliente, invitado de negocios o visitante de negocios de Compañía, pero sólo en la medida en que sea causada por Consultora, o el daño, pérdida o destrucción de cualquier daño personal o propiedad real tangible Pero sólo en la medida en que sea causado o contribuido por Consultora;</text:span></text:span><text:span text:style-name="apple-converted-space"><text:span text:style-name="T7"> </text:span></text:span><text:span text:style-name="notranslate"><text:span text:style-name="T7">o</text:span></text:span></text:p>
      <text:p text:style-name="P14"><text:span text:style-name="notranslate"><text:span text:style-name="T9">b-</text:span></text:span><text:span text:style-name="apple-converted-space"><text:span text:style-name="T7"> </text:span></text:span><text:span text:style-name="notranslate"><text:span text:style-name="T7">Un acto u omisión de Consultora en su calidad de empleador de una persona y que se derive de o se relacione con: </text:span></text:span></text:p>
      <text:p text:style-name="P14"><text:span text:style-name="notranslate"><text:span text:style-name="T7">(1)</text:span></text:span><text:span text:style-name="apple-converted-space"><text:span text:style-name="T7"> Leyes nacionales, provinciales, municipales</text:span></text:span><text:span text:style-name="notranslate"><text:span text:style-name="T7"> o de otra índole para la protección de las personas que son miembros de una clase o categoría protegida o personas,<text:line-break/><text:line-break/>(2)</text:span></text:span><text:span text:style-name="apple-converted-space"><text:span text:style-name="T7"> </text:span></text:span><text:span text:style-name="notranslate"><text:span text:style-name="T7">Discriminación sexual o acoso, </text:span></text:span></text:p>
      <text:p text:style-name="P14"><text:span text:style-name="notranslate"><text:span text:style-name="T7">(3)</text:span></text:span><text:span text:style-name="apple-converted-space"><text:span text:style-name="T7"> </text:span></text:span><text:span text:style-name="notranslate"><text:span text:style-name="T7">Lesiones o muertes relacionadas con el trabajo, </text:span></text:span></text:p>
      <text:p text:style-name="P14"><text:span text:style-name="notranslate"><text:span text:style-name="T7">(4)</text:span></text:span><text:span text:style-name="apple-converted-space"><text:span text:style-name="T7"> </text:span></text:span><text:span text:style-name="notranslate"><text:span text:style-name="T7">Beneficios acumulados de empleados y </text:span></text:span></text:p>
      <text:p text:style-name="P14"><text:span text:style-name="notranslate"><text:span text:style-name="T7">(5)</text:span></text:span><text:span text:style-name="apple-converted-space"><text:span text:style-name="T7"> </text:span></text:span><text:span text:style-name="notranslate"><text:span text:style-name="T7">Cualquier otro aspecto del empleo o de la relación contractual o de su terminación (incluidas las reclamaciones por incumplimiento de un contrato de trabajo expreso o implícito) y que, con respecto a cada una de las cláusulas (1) a (5), hayan surgido cuando el reclamante , demanda, carga, accióna u otro procedimiento era o pretendía ser un empleado o contratista independiente de Consultora.<text:line-break/><text:line-break/><text:line-break/></text:span></text:span><text:span text:style-name="notranslate"><text:span text:style-name="T15">IX-</text:span></text:span><text:span text:style-name="apple-converted-space"><text:span text:style-name="T16"> </text:span></text:span><text:span text:style-name="notranslate"><text:span text:style-name="T14">Asignación</text:span></text:span><text:span text:style-name="apple-converted-space"><text:span text:style-name="T16"> </text:span></text:span></text:p>
      <text:p text:style-name="P14"><text:span text:style-name="notranslate"><text:span text:style-name="T7">Este Contrato y los servicios contemplados en este documento son personales para <text:s/>Consultora y Consultora no tendrá el derecho o la capacidad de asignar, transferir o subcontratar ningún servicio bajo este contrato sin el consentimiento por escrito de la Compañía.</text:span></text:span><text:span text:style-name="apple-converted-space"><text:span text:style-name="T7"> </text:span></text:span><text:span text:style-name="notranslate"><text:span text:style-name="T7">Cualquier intento de hacerlo será nulo.<text:line-break/></text:span></text:span></text:p>
      <text:p text:style-name="P14"><text:span text:style-name="notranslate"><text:span text:style-name="T9"><text:line-break/></text:span></text:span><text:span text:style-name="notranslate"><text:span text:style-name="T15">X.</text:span></text:span><text:span text:style-name="apple-converted-space"><text:span text:style-name="T15"> </text:span></text:span><text:span text:style-name="notranslate"><text:span text:style-name="T14">Notificación</text:span></text:span></text:p>
      <text:p text:style-name="P14"><text:span text:style-name="notranslate"><text:span text:style-name="T7">Todos los avisos bajo este contrato serán por escrito y se considerarán dados cuando se entreguen personalmente, o por otros medios electrónicos, o [DÍAS_NOTIFICACIÓN] días después de ser enviados por correo certificado a la dirección de la parte para ser registrado como se establece en este documento o cualquier otra dirección que dicha parte haya proporcionado por última vez a la anterior por medio de notificación por escrito.<text:line-break/><text:line-break/></text:span></text:span></text:p>
      <text:p text:style-name="P14"><text:span text:style-name="notranslate"><text:span text:style-name="T15">XI-</text:span></text:span><text:span text:style-name="apple-converted-space"><text:span text:style-name="T15"> </text:span></text:span><text:span text:style-name="notranslate"><text:span text:style-name="T14">Varios</text:span></text:span><text:span text:style-name="apple-converted-space"><text:span text:style-name="T7"> <text:line-break/><text:line-break/></text:span></text:span><text:span text:style-name="notranslate"><text:span text:style-name="T7">El incumplimiento por cualquiera de las partes de hacer valer sus derechos bajo este contrato en cualquier momento por cualquier período no se interpretará como una renuncia a tales derechos.</text:span></text:span><text:span text:style-name="apple-converted-space"><text:span text:style-name="T7"> </text:span></text:span><text:span text:style-name="notranslate"><text:span text:style-name="T7">Ningún cambio o modificación o renuncia a este contrato será efectivo a menos que sea por escrito y firmado por ambas partes.</text:span></text:span><text:span text:style-name="apple-converted-space"><text:span text:style-name="T7"> </text:span></text:span><text:span text:style-name="notranslate"><text:span text:style-name="T7">En el caso de que cualquier disposición de este contrato sea considerada ilegal o inaplicable, dicha disposición será limitada o eliminada en la medida mínima necesaria para que el presente contrato permanezca en pleno vigor y efecto.</text:span></text:span><text:span text:style-name="apple-converted-space"><text:span text:style-name="T7"> </text:span></text:span><text:span text:style-name="notranslate"><text:span text:style-name="T7">Este contrato se regirá e interpretará de contrato con las leyes de <text:s/>sin tener en cuenta las disposiciones de conflictos de leyes.</text:span></text:span><text:span text:style-name="apple-converted-space"><text:span text:style-name="T7"> </text:span></text:span><text:span text:style-name="notranslate"><text:span text:style-name="T7">Cualquier acción legal o procedimiento relacionado con este contrato será llevado exclusivamente a los tribunales correspondientes ubicados en el , <text:s/>y cada parte consiente su jurisdicción. En cualquier acción o procedimiento para hacer cumplir los derechos bajo este contrato, la parte prevaleciente tendrá derecho a recuperar los costos y los honorarios de los abogados.</text:span></text:span><text:span text:style-name="apple-converted-space"><text:span text:style-name="T7"> </text:span></text:span><text:span text:style-name="notranslate"><text:span text:style-name="T7">Los encabezados de este documento son sólo por conveniencia de referencia y no afectarán de ninguna manera la interpretación del contrato. Cualquier incumplimiento o amenaza de incumplimiento de las Secciones II, III ó VI de este Contrato causará un daño irreparable a Compañía y por lo tanto, Compañiatiene derecho a una medida cautelar con respecto a la misma (sin la necesidad de publicar ninguna fianza) además de cualquier otro recurso.</text:span></text:span><text:span text:style-name="apple-converted-space"><text:span text:style-name="T7"> </text:span></text:span><text:span text:style-name="notranslate"><text:span text:style-name="T7">Este contrato constituye el contrato completo y exclusivo entre las partes en relación con su objeto y reemplaza todos los contratos o entendimientos anteriores o contemporáneos, escritos u orales, relacionados con el tema aquí descripto.</text:span></text:span></text:p>
      <text:p text:style-name="P14"/>
      <text:p text:style-name="P14"><text:span text:style-name="notranslate"><text:span text:style-name="T10">Como constancia de este acuerdo se firman dos ejemplares del mismo tenor y valor para ambas partes interesadas el [DÍA] DEL [MES] DEL [AÑO]:</text:span></text:span></text:p>
      <text:p text:style-name="P14"/>
      <text:p text:style-name="P4"><text:span text:style-name="T11"><text:s text:c="2"/></text:span><text:span text:style-name="T9">Por Compañía <text:s text:c="66"/>Por Consultora </text:span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4"><text:span text:style-name="T9"><text:line-break/></text:span></text:p>
      <text:p text:style-name="P4"><text:span text:style-name="T6"><text:s text:c="16"/></text:span><text:span text:style-name="T9">Firma <text:s text:c="67"/>Firma<text:line-break/></text:span></text:p>
      <text:p text:style-name="P4"><text:span text:style-name="T10"><text:line-break/></text:span></text:p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<text:span text:style-name="notranslate"><text:span text:style-name="T14">ANEXO A</text:span></text:span></text:p>
      <text:p text:style-name="P14"><text:span text:style-name="notranslate"><text:span text:style-name="T14">Servicios Ofrecidos:</text:span></text:span></text:p>
      <text:p text:style-name="P14"/>
      <text:p text:style-name="P14"><text:span text:style-name="notranslate"><text:span text:style-name="T14"><text:line-break/>Cronograma </text:span></text:span></text:p>
      <text:p text:style-name="P14"/>
      <text:p text:style-name="P14"><text:span text:style-name="notranslate"><text:span text:style-name="T14"><text:line-break/>Entregables</text:span></text:span></text:p>
      <text:p text:style-name="P14"><text:span text:style-name="notranslate"><text:span text:style-name="T3">aaaaa</text:span></text:span></text:p>
      <text:p text:style-name="P14"><text:span text:style-name="T14"><text:line-break/>Supuestos:</text:span></text:p>
      <text:p text:style-name="P14"/>
      <text:p text:style-name="P14"><text:span text:style-name="notranslate"><text:span text:style-name="T14"><text:line-break/>Condiciones:</text:span></text:span></text:p>
      <text:p text:style-name="P14"><text:line-break/><text:line-break/><text:line-break/>Equipo de Trabajo</text:p>
      <text:p text:style-name="P14">aaaaa</text:p>
      <text:p text:style-name="P14"><text:span text:style-name="T6"><text:s text:c="4"/></text:span><text:span text:style-name="T9">TOTAL VALOR DEL EQUIPO DE TRABAJO:<text:line-break/></text:span></text:p>
      <text:p text:style-name="P14"><text:span text:style-name="T7">En caso se necesite cambiar la composición o cantidad de miembros del team se deberá avisar a Consultora con no menos de</text:span><text:span text:style-name="T20"> </text:span><text:span text:style-name="T7">días de anticipación.-</text:span>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5"><text:span text:style-name="notranslate"><text:span text:style-name="T14">ANEXO B</text:span></text:span></text:p>
      <text:p text:style-name="P14"><text:span text:style-name="notranslate"><text:span text:style-name="T14">Forma de Pago:</text:span></text:span></text:p>
      <text:p text:style-name="P14">(ej. Las facturas se emitirán vencidas del 1 al 5 de cada mes y se deberán abonar como máximo 30 días luego de su radicacion en las oficinas de Compañía. Se cobrara un 1% por día por mora en el pago).<text:line-break/><text:line-break/>Si hubiese necesidad de asignación de horas extras, estas se facturaran según el siguiente cuadro:</text:p>
      <text:p text:style-name="P14"><text:span text:style-name="notranslate"><text:span text:style-name="T12">aaaaa</text:span></text:span></text:p>
      <text:p text:style-name="P14"><text:span text:style-name="notranslate"><text:span text:style-name="T10"><text:line-break/></text:span></text:span><text:span text:style-name="notranslate"><text:span text:style-name="T14">Política de Reembolso de Gastos; Viajes u Otros</text:span></text:span></text:p>
      <text:p text:style-name="P14"><text:span text:style-name="notranslate"><text:span text:style-name="T7">Los valores de este contrato no incluyen ningún gastos de transporte del equipo u otro tipo de gastos que serán en consecuencia facturados aparte. <text:line-break/>Estos pueden incluir (aunque no se limitan a): Boletos de Avión, Hotel, Transporte, Comida o cualquier otro gasto que la Consultora considere necesarios para la continuidad del servicio.<text:line-break/></text:span></text:span></text:p>
      <text:p text:style-name="P14"><text:span text:style-name="notranslate"><text:span text:style-name="T3">Notas:<text:line-break/>Todas las cifras expresadas en: (USD) United States Dollar.<text:line-break/>No se incluyen impuestos en los valores aquí presentados.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othic720 Lt BT" svg:font-family="'Gothic720 Lt BT'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othic720 Lt BT1" svg:font-family="'Gothic720 Lt BT', 'Times New Roman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MS Gothic'" style:font-family-generic="system" style:font-pitch="variable"/>
    <style:font-face style:name="Mangal1" svg:font-family="Mangal" style:font-family-generic="system" style:font-pitch="variable"/>
    <style:font-face style:name="Mangal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, 'Courier New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default-outline-level="3" style:list-style-name="" style:class="text">
      <style:paragraph-properties fo:margin-left="0in" fo:margin-right="0in" fo:margin-top="0.0972in" fo:margin-bottom="0.0835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" fo:font-family="'Liberation Serif'" style:font-family-generic="roman" style:font-pitch="variable" fo:font-size="14pt" fo:language="es" fo:country="CL" fo:font-weight="bold" style:letter-kerning="fals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4" style:display-name="Heading 4" style:family="paragraph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7" style:display-name="Heading 7" style:family="paragraph" style:default-outline-level="7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default-outline-level="8" style:list-style-name="" style:class="text">
      <style:paragraph-properties fo:margin-left="0in" fo:margin-right="0in" fo:margin-top="0.0417in" fo:margin-bottom="0.0417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style="italic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, 'Courier New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, 'Courier New'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, 'Courier New'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, 'Courier New'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system" style:font-pitch-complex="variable" style:font-size-complex="12pt" style:font-style-complex="italic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, 'Courier New'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_20_Text_20_sans_20_Char" style:display-name="Normal Text sans Char" style:family="paragraph" style:parent-style-name="Standard" style:default-outline-level="">
      <style:paragraph-properties fo:margin-left="1.9689in" fo:margin-right="0.248in" fo:margin-top="0.111in" fo:margin-bottom="0.1945in" loext:contextual-spacing="false" fo:hyphenation-ladder-count="no-limit" fo:text-indent="0in" style:auto-text-indent="false"/>
      <style:text-properties fo:color="#000000" style:font-name="Gothic720 Lt BT" fo:font-family="'Gothic720 Lt BT', 'Times New Roman'" style:font-family-generic="roman" style:font-pitch="variable" fo:font-size="9.5pt" fo:language="en" fo:country="US" style:font-name-asian="MS Mincho" style:font-family-asian="'MS Mincho', 'MS Gothic'" style:font-family-generic-asian="system" style:font-pitch-asian="variable" style:font-size-asian="9.5pt" style:font-name-complex="Gothic720 Lt BT1" style:font-family-complex="'Gothic720 Lt BT', 'Times New Roman'" style:font-family-generic-complex="system" style:font-pitch-complex="variable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.0835in" loext:contextual-spacing="false" fo:hyphenation-ladder-count="no-limit"/>
      <style:text-properties style:font-name="Arial" fo:font-family="Arial" style:font-family-generic="roman" style:font-pitch="variable" fo:font-size="11pt" fo:language="en" fo:country="US" style:font-size-asian="11pt" style:font-name-complex="Arial1" style:font-family-complex="Arial" style:font-family-generic-complex="system" style:font-pitch-complex="variable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665in" fo:margin-right="0in" fo:margin-top="0.0835in" fo:margin-bottom="0.0835in" loext:contextual-spacing="false" fo:hyphenation-ladder-count="no-limit" fo:text-indent="0in" style:auto-text-indent="false"/>
      <style:text-properties style:font-name="Arial" fo:font-family="Arial" style:font-family-generic="roman" style:font-pitch="variable" fo:font-size="11pt" fo:language="en" fo:country="US" style:font-size-asian="11pt" style:font-name-complex="Arial1" style:font-family-complex="Arial" style:font-family-generic-complex="system" style:font-pitch-complex="variable" fo:hyphenate="true" fo:hyphenation-remain-char-count="2" fo:hyphenation-push-char-count="2"/>
    </style:style>
    <style:style style:name="Contenido_20_del_20_marco" style:display-name="Contenido del marco" style:family="paragraph" style:parent-style-name="Standard" style:default-outline-level=""/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Texto_20_con_20_sangría1" style:display-name="Texto con sangría1" style:family="paragraph" style:parent-style-name="Título4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ítulo4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Fuente_20_de_20_párrafo_20_predeter.4" style:display-name="Fuente de párrafo predeter.4" style:family="text"/>
    <style:style style:name="WW8Num3z0" style:family="text">
      <style:text-properties fo:color="#000000" style:font-name="Symbol" fo:font-family="Symbol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WW8Num3z1" style:family="text">
      <style:text-properties fo:color="#99cc00"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fo:color="#99cc00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3" style:family="text">
      <style:text-properties fo:color="#99cc00"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5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Fuente_20_de_20_párrafo_20_predeter.3" style:display-name="Fuente de párrafo predeter.3" style:family="text"/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Número_20_de_20_página" style:display-name="Número de página" style:family="text" style:parent-style-name="Fuente_20_de_20_párrafo_20_predeter.4"/>
    <style:style style:name="Símbolos_20_de_20_numeración" style:display-name="Símbolos de numeración" style:family="text"/>
    <style:style style:name="Enlace_20_del_20_índice" style:display-name="Enlace del índice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3z8" style:family="text"/>
    <style:style style:name="WW8Num3z7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0in" fo:margin-right="0.25in" fo:text-indent="0in" style:auto-text-indent="false"/>
      <style:text-properties fo:language="en" fo:country="US"/>
    </style:style>
    <style:style style:name="MP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000000"/>
    </style:style>
    <style:style style:name="MT3" style:family="text">
      <style:text-properties style:font-name="Verdana" fo:font-size="6pt" fo:language="en" fo:country="US" style:font-size-asian="6pt" style:font-name-complex="Verdana1" style:font-size-complex="6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909in" fo:min-width="0.1665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0.7866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13" draw:style-name="Mgr1" draw:text-style-name="MP2" svg:width="1.0413in" svg:height="0.7295in"><draw:image xlink:href="Pictures/1000000000000298000001D10B8148A5B809B120.jpg" xlink:type="simple" xlink:show="embed" xlink:actuate="onLoad"><text:p/></draw:image></draw:frame><text:span text:style-name="MT1"><text:tab/><text:tab/><text:tab/><text:tab/><text:tab/><text:tab/><text:tab/><text:tab/><text:tab/></text:span><draw:frame text:anchor-type="as-char" draw:z-index="20" draw:style-name="Mgr1" draw:text-style-name="MP2" svg:width="0.8752in" svg:height="0.7295in"><draw:image xlink:href="Pictures/10000201000000F6000000CDD994C7152F9285BD.png" xlink:type="simple" xlink:show="embed" xlink:actuate="onLoad"><text:p/></draw:image></draw:frame></text:p>
      </style:header>
      <style:footer>
        <text:p text:style-name="MP3"><draw:custom-shape text:anchor-type="paragraph" draw:z-index="6" draw:name="Marco1" draw:style-name="Mgr2" draw:text-style-name="MP4" svg:width="0.1677in" svg:height="0.1921in" svg:x="7.3138in" svg:y="0.0008in"><text:p text:style-name="Footer"><text:span text:style-name="Número_20_de_20_página"><text:span text:style-name="MT2"><text:page-number text:select-page="current">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3">@Copyright 2017-2022, TaskControl PMS . All Rights Reserved. Confidential Information, Reproduction without permission is prohibited. <text:s text:c="10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8:46</meta:creation-date>
    <dc:language>es-CL</dc:language>
    <dc:date>2021-10-09T21:07:23</dc:date>
    <meta:editing-cycles>7</meta:editing-cycles>
    <dc:title>Caso de negocio</dc:title>
    <meta:editing-duration>PT6M</meta:editing-duration>
    <meta:generator>LibreOffice/6.0.7.3$Linux_X86_64 LibreOffice_project/00m0$Build-3</meta:generator>
    <meta:document-statistic meta:table-count="0" meta:image-count="0" meta:object-count="0" meta:page-count="7" meta:paragraph-count="74" meta:word-count="2408" meta:character-count="15773" meta:non-whitespace-character-count="13142"/>
    <meta:template xlink:type="simple" xlink:actuate="onRequest" xlink:title="Normal.dotm" xlink:href=""/>
  </office:meta>
</office:document-meta>
</file>